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3cfc1" officeooo:paragraph-rsid="0013cfc1"/>
    </style:style>
    <style:style style:name="P2" style:family="paragraph" style:parent-style-name="Standard">
      <style:text-properties style:font-name="Liberation Mono" officeooo:rsid="0013cfc1" officeooo:paragraph-rsid="001fd738"/>
    </style:style>
    <style:style style:name="P3" style:family="paragraph" style:parent-style-name="Standard">
      <style:text-properties style:font-name="Liberation Mono" officeooo:rsid="00145077" officeooo:paragraph-rsid="00145077"/>
    </style:style>
    <style:style style:name="P4" style:family="paragraph" style:parent-style-name="Standard">
      <style:text-properties style:font-name="Liberation Mono" officeooo:rsid="001bb24f" officeooo:paragraph-rsid="001bb24f"/>
    </style:style>
    <style:style style:name="P5" style:family="paragraph" style:parent-style-name="Standard">
      <style:text-properties style:font-name="Liberation Mono" officeooo:rsid="001fd738" officeooo:paragraph-rsid="001fd738"/>
    </style:style>
    <style:style style:name="P6" style:family="paragraph" style:parent-style-name="Standard">
      <style:text-properties style:font-name="Liberation Mono" officeooo:rsid="00216a62" officeooo:paragraph-rsid="00216a62"/>
    </style:style>
    <style:style style:name="P7" style:family="paragraph" style:parent-style-name="Standard">
      <style:text-properties style:font-name="Liberation Mono" officeooo:rsid="0022fb77" officeooo:paragraph-rsid="0022fb77"/>
    </style:style>
    <style:style style:name="P8" style:family="paragraph" style:parent-style-name="Standard">
      <style:text-properties style:font-name="Liberation Mono" officeooo:rsid="0024f58c" officeooo:paragraph-rsid="0024f58c"/>
    </style:style>
    <style:style style:name="P9" style:family="paragraph" style:parent-style-name="Standard">
      <style:text-properties style:font-name="Liberation Mono" officeooo:rsid="0025f135" officeooo:paragraph-rsid="0025f135"/>
    </style:style>
    <style:style style:name="P10" style:family="paragraph" style:parent-style-name="Standard">
      <style:text-properties style:font-name="Liberation Mono" officeooo:rsid="0028ad5c" officeooo:paragraph-rsid="0028ad5c"/>
    </style:style>
    <style:style style:name="T1" style:family="text">
      <style:text-properties officeooo:rsid="001bb24f"/>
    </style:style>
    <style:style style:name="T2" style:family="text">
      <style:text-properties officeooo:rsid="001c66e0"/>
    </style:style>
    <style:style style:name="T3" style:family="text">
      <style:text-properties officeooo:rsid="0022701c"/>
    </style:style>
    <style:style style:name="T4" style:family="text">
      <style:text-properties officeooo:rsid="0022fb77"/>
    </style:style>
    <style:style style:name="T5" style:family="text">
      <style:text-properties officeooo:rsid="00278949"/>
    </style:style>
    <style:style style:name="T6" style:family="text">
      <style:text-properties officeooo:rsid="0028ad5c"/>
    </style:style>
    <style:style style:name="T7" style:family="text">
      <style:text-properties officeooo:rsid="0028e2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O I</text:p>
      <text:p text:style-name="P1">A tus pies, arde mi corazón </text:p>
      <text:p text:style-name="P1">A tus pies, entrego lo que soy </text:p>
      <text:p text:style-name="P1">Es el lugar, de mi seguridad </text:p>
      <text:p text:style-name="P1">Donde nadie, me puede señalar </text:p>
      <text:p text:style-name="P1"/>
      <text:p text:style-name="P4">VERSO II</text:p>
      <text:p text:style-name="P1">Me perdonaste, </text:p>
      <text:p text:style-name="P1">Me acercaste a tu presencia </text:p>
      <text:p text:style-name="P1">Me levantaste, </text:p>
      <text:p text:style-name="P1">Hoy me postro adorarte. </text:p>
      <text:p text:style-name="P1"/>
      <text:p text:style-name="P1">Coro <text:span text:style-name="T1">x2</text:span></text:p>
      <text:p text:style-name="P1">No hay lugar más alto </text:p>
      <text:p text:style-name="P1">Más grande </text:p>
      <text:p text:style-name="P1">Que estar a tus pies </text:p>
      <text:p text:style-name="P1">Que estar a tus pies </text:p>
      <text:p text:style-name="P1"/>
      <text:p text:style-name="P1">VERSO I</text:p>
      <text:p text:style-name="P4">VERSO II</text:p>
      <text:p text:style-name="P3"/>
      <text:p text:style-name="P4">Coro x4</text:p>
      <text:p text:style-name="P1"/>
      <text:p text:style-name="P1"><text:span text:style-name="T1">PUENTE 2</text:span></text:p>
      <text:p text:style-name="P1">Y aquí permaneceré </text:p>
      <text:p text:style-name="P1">Postrado a tus pies </text:p>
      <text:p text:style-name="P1">Y aquí permaneceré </text:p>
      <text:p text:style-name="P1">A los pies de Cristo</text:p>
      <text:p text:style-name="P1"/>
      <text:p text:style-name="P2">Coro <text:span text:style-name="T2">X2 </text:span></text:p>
      <text:p text:style-name="P6">HABLADO</text:p>
      <text:p text:style-name="P2"><text:span text:style-name="T2">Oh Maestro queremos estar en tu</text:span></text:p>
      <text:p text:style-name="P5">presencia, no apartarnos de ti</text:p>
      <text:p text:style-name="P5">jamás, te anhelamos <text:span text:style-name="T3">Señor</text:span>, tus hijos </text:p>
      <text:p text:style-name="P5">te adoran, tu eres el amado, <text:span text:style-name="T5">eres </text:span>el</text:p>
      <text:p text:style-name="P5">deseado, de nuestro corazón <text:span text:style-name="T3">Señor</text:span>, </text:p>
      <text:p text:style-name="P5"/>
      <text:p text:style-name="P5">///////amado mío///////</text:p>
      <text:p text:style-name="P5"/>
      <text:p text:style-name="P7">Tu eres el amado</text:p>
      <text:p text:style-name="P7"/>
      <text:p text:style-name="P8">te anhelamos Señor, </text:p>
      <text:p text:style-name="P8">queremos humillarnos ante ti Señor</text:p>
      <text:p text:style-name="P10">en tu eternidad,<text:span text:style-name="T7">(Gabriela ayudame)</text:span></text:p>
      <text:p text:style-name="P10"/>
      <text:p text:style-name="P8">//amado mío//</text:p>
      <text:p text:style-name="P8">//eres el amado//</text:p>
      <text:p text:style-name="P8"/>
      <text:p text:style-name="P9">Coro x<text:span text:style-name="T6">6</text:span>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3">
          <style:column-sep style:width="0.018cm" style:color="#000000" style:height="100%" style:style="solid"/>
          <style:column style:rel-width="5377*" fo:start-indent="0cm" fo:end-indent="0.249cm"/>
          <style:column style:rel-width="5519*" fo:start-indent="0.249cm" fo:end-indent="0.249cm"/>
          <style:column style:rel-width="5377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7-06-02T22:20:29.225508302</dc:date>
    <meta:editing-duration>PT2H41M35S</meta:editing-duration>
    <meta:editing-cycles>33</meta:editing-cycles>
    <meta:generator>LibreOffice/5.3.3.2$Linux_x86 LibreOffice_project/30m0$Build-2</meta:generator>
    <meta:document-statistic meta:table-count="0" meta:image-count="0" meta:object-count="0" meta:page-count="1" meta:paragraph-count="38" meta:word-count="141" meta:character-count="753" meta:non-whitespace-character-count="631"/>
  </office:meta>
</office:document-meta>
</file>